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3.61pt"/>
    </style:style>
    <style:style style:name="co2" style:family="table-column">
      <style:table-column-properties fo:break-before="auto" style:column-width="235.39pt"/>
    </style:style>
    <style:style style:name="co3" style:family="table-column">
      <style:table-column-properties fo:break-before="auto" style:column-width="514.09pt"/>
    </style:style>
    <style:style style:name="co4" style:family="table-column">
      <style:table-column-properties fo:break-before="auto" style:column-width="242.3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>
            <text:p>Pin Number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nnected to</text:p>
          </table:table-cell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Battery 1 Manag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attery 2 Managemen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WM Motor 1 (Speed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WM Motor 2 (Speed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WM Motor 3 (Speed)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WM Motor 4 (Speed)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W Motor 1 (Forwards)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CW Motor 1 (Backwards)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W Motor 2 (Forwards)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CW Motor 2 (Backwards)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W Motor 3 (Forwards)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CW Motor 3 (Backwards)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W Motor 4 (Forwards)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CW Motor 4 (Backwards)</text:p>
          </table:table-cell>
          <table:table-cell table:number-columns-repeated="2"/>
        </table:table-row>
        <table:table-row table:style-name="ro1" table:number-rows-repeated="1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5:33:56.237690160</meta:creation-date>
    <meta:generator>LibreOffice/6.0.7.3$Linux_X86_64 LibreOffice_project/00m0$Build-3</meta:generator>
    <dc:date>2019-03-27T15:40:14.082754495</dc:date>
    <meta:editing-duration>PT6M18S</meta:editing-duration>
    <meta:editing-cycles>1</meta:editing-cycles>
    <meta:document-statistic meta:table-count="1" meta:cell-count="32" meta:object-count="0"/>
  </office:meta>
</office:document-meta>
</file>